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ahoma1" svg:font-family="Tahoma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Táboa18" style:family="table">
      <style:table-properties style:width="15.247cm" fo:margin-left="-0.191cm" table:align="left"/>
    </style:style>
    <style:style style:name="Táboa18.A" style:family="table-column">
      <style:table-column-properties style:column-width="8.44cm"/>
    </style:style>
    <style:style style:name="Táboa18.B" style:family="table-column">
      <style:table-column-properties style:column-width="6.807cm"/>
    </style:style>
    <style:style style:name="Táboa18.A1" style:family="table-cell">
      <style:table-cell-properties fo:padding-left="0.191cm" fo:padding-right="0.191cm" fo:padding-top="0cm" fo:padding-bottom="0cm" fo:border="0.5pt solid #000001" style:writing-mode="lr-tb"/>
    </style:style>
    <style:style style:name="P1" style:family="paragraph" style:parent-style-name="Text_20_body">
      <style:paragraph-properties fo:line-height="150%" fo:text-align="center" style:justify-single-word="false"/>
      <style:text-properties style:font-name="Calibri" fo:font-size="14pt" fo:font-weight="bold" style:font-size-asian="14pt" style:font-weight-asian="bold" style:font-name-complex="Calibri" style:font-size-complex="14pt"/>
    </style:style>
    <style:style style:name="P2" style:family="paragraph" style:parent-style-name="Standard">
      <style:paragraph-properties fo:line-height="150%" fo:text-align="center" style:justify-single-word="false"/>
      <style:text-properties style:font-name="Calibri" fo:font-size="14pt" fo:font-weight="bold" style:font-size-asian="14pt" style:font-weight-asian="bold" style:font-name-complex="Calibri" style:font-size-complex="14pt"/>
    </style:style>
    <style:style style:name="P3" style:family="paragraph" style:parent-style-name="Standard">
      <style:paragraph-properties fo:line-height="150%" fo:text-align="justify" style:justify-single-word="false"/>
      <style:text-properties style:font-name="Calibri" fo:font-size="14pt" fo:font-weight="bold" style:font-size-asian="14pt" style:font-weight-asian="bold" style:font-name-complex="Calibri" style:font-size-complex="14pt"/>
    </style:style>
    <style:style style:name="P4" style:family="paragraph" style:parent-style-name="Text_20_body">
      <style:paragraph-properties fo:line-height="150%" fo:text-align="justify" style:justify-single-word="false"/>
      <style:text-properties style:font-name="Calibri" fo:font-size="11pt" style:font-size-asian="11pt" style:font-name-complex="Calibri" style:font-size-complex="11pt"/>
    </style:style>
    <style:style style:name="P5" style:family="paragraph" style:parent-style-name="Text_20_body">
      <style:paragraph-properties fo:margin-left="0cm" fo:margin-right="0cm" fo:line-height="150%" fo:text-align="justify" style:justify-single-word="false" fo:text-indent="-0.635cm" style:auto-text-indent="false"/>
      <style:text-properties style:font-name="Calibri" fo:font-size="11pt" style:font-size-asian="11pt" style:font-name-complex="Calibri" style:font-size-complex="11pt"/>
    </style:style>
    <style:style style:name="P6" style:family="paragraph" style:parent-style-name="Standard">
      <style:paragraph-properties fo:line-height="150%" fo:text-align="justify" style:justify-single-word="false"/>
      <style:text-properties style:font-name="Calibri" fo:font-size="11pt" style:font-size-asian="11pt" style:font-name-complex="Calibri" style:font-size-complex="11pt"/>
    </style:style>
    <style:style style:name="P7" style:family="paragraph" style:parent-style-name="Standard">
      <style:paragraph-properties fo:margin-left="1.249cm" fo:margin-right="0cm" fo:line-height="150%" fo:text-align="justify" style:justify-single-word="false" fo:text-indent="0cm" style:auto-text-indent="false">
        <style:tab-stops/>
      </style:paragraph-properties>
      <style:text-properties style:font-name="Calibri" fo:font-size="11pt" style:font-size-asian="11pt" style:font-name-complex="Calibri" style:font-size-complex="11pt"/>
    </style:style>
    <style:style style:name="P8" style:family="paragraph" style:parent-style-name="Standard">
      <style:paragraph-properties fo:margin-left="1.249cm" fo:margin-right="0cm" fo:line-height="150%" fo:text-align="justify" style:justify-single-word="false" fo:text-indent="-1.249cm" style:auto-text-indent="false">
        <style:tab-stops/>
      </style:paragraph-properties>
      <style:text-properties style:font-name="Calibri" fo:font-size="11pt" style:font-size-asian="11pt" style:font-name-complex="Calibri" style:font-size-complex="11pt"/>
    </style:style>
    <style:style style:name="P9" style:family="paragraph" style:parent-style-name="Text_20_body">
      <style:paragraph-properties fo:margin-left="0cm" fo:margin-right="0cm" fo:line-height="150%" fo:text-align="justify" style:justify-single-word="false" fo:text-indent="-0.635cm" style:auto-text-indent="false"/>
      <style:text-properties style:font-name="Calibri" fo:font-size="11pt" officeooo:paragraph-rsid="0011f61b" style:font-size-asian="11pt" style:font-name-complex="Calibri" style:font-size-complex="11pt"/>
    </style:style>
    <style:style style:name="P10" style:family="paragraph" style:parent-style-name="Standard">
      <style:paragraph-properties fo:margin-left="1.249cm" fo:margin-right="0cm" fo:line-height="150%" fo:text-align="justify" style:justify-single-word="false" fo:text-indent="0cm" style:auto-text-indent="false">
        <style:tab-stops/>
      </style:paragraph-properties>
      <style:text-properties style:font-name="Calibri" fo:font-size="11pt" officeooo:rsid="0011a711" officeooo:paragraph-rsid="0011a711" style:font-size-asian="11pt" style:font-name-complex="Calibri" style:font-size-complex="11pt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Calibri" fo:font-size="11pt" style:font-size-asian="11pt" style:language-asian="es" style:country-asian="ES" style:font-name-complex="Calibri" style:font-size-complex="11pt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Calibri" fo:font-size="11pt" fo:font-weight="bold" style:font-size-asian="11pt" style:font-weight-asian="bold" style:font-name-complex="Calibri" style:font-size-complex="11pt"/>
    </style:style>
    <style:style style:name="P13" style:family="paragraph" style:parent-style-name="Standard">
      <style:paragraph-properties fo:line-height="150%" fo:text-align="center" style:justify-single-word="false"/>
      <style:text-properties fo:color="#4472c4" loext:opacity="100%" style:font-name="Calibri" fo:font-size="16pt" fo:font-weight="bold" style:font-size-asian="16pt" style:font-weight-asian="bold" style:font-name-complex="Calibri" style:font-size-complex="16pt" style:font-weight-complex="bold"/>
    </style:style>
    <style:style style:name="P14" style:family="paragraph" style:parent-style-name="Standard" style:list-style-name="L1">
      <style:paragraph-properties fo:line-height="150%" fo:text-align="justify" style:justify-single-word="false"/>
      <style:text-properties style:font-name="Calibri" fo:font-size="11pt" style:font-size-asian="11pt" style:font-name-complex="Calibri" style:font-size-complex="11pt"/>
    </style:style>
    <style:style style:name="T1" style:family="text">
      <style:text-properties officeooo:rsid="0011a711"/>
    </style:style>
    <style:style style:name="T2" style:family="text">
      <style:text-properties officeooo:rsid="0011f61b"/>
    </style:style>
    <style:style style:name="T3" style:family="text">
      <style:text-properties officeooo:rsid="001459ab"/>
    </style:style>
    <text:list-style style:name="L1">
      <text:list-level-style-bullet text:level="1" text:style-name="WW_5f_CharLFO34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34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34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34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34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34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34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34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34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/>
      <text:p text:style-name="P13">EJERCICIOS NÓMINAS</text:p>
      <text:p text:style-name="P13"/>
      <text:p text:style-name="P2">NÓMINA 1</text:p>
      <text:p text:style-name="P12"/>
      <text:p text:style-name="P6">Confecciona la nómina de mayo de Darío Bueno, grupo profesional 7, con un contrato ordinario indefinido.</text:p>
      <text:p text:style-name="P6">- Salario base: 976,54 euros/mes.</text:p>
      <text:p text:style-name="P6">- Antigüedad: 30 euros.</text:p>
      <text:p text:style-name="P6">- Dos pagas extraordinarias al año del mismo importe que el salario base pagaderas en junio y diciembre.</text:p>
      <text:p text:style-name="P6">- Le corresponden 70 euros por horas extraordinarias de fuerza mayor.</text:p>
      <text:p text:style-name="P6">- IRPF = 12%.</text:p>
      <text:p text:style-name="P6">- Porcentaje de cotización por AT y EP es del 1%.</text:p>
      <text:p text:style-name="P3"/>
      <text:p text:style-name="P3"/>
      <text:p text:style-name="P3"/>
      <text:p text:style-name="P2">NÓMINA 2</text:p>
      <text:p text:style-name="P3"/>
      <text:p text:style-name="P6">Ramón Frías, <text:span text:style-name="T1">con contrato indefinido, </text:span>durante el mes de enero de 2018, ha de recibir las siguientes percepciones:</text:p>
      <text:p text:style-name="P6"><text:tab/>Salario base: 1.200 €.</text:p>
      <text:p text:style-name="P6"><text:tab/>Antigüedad: 120 € mensuales.</text:p>
      <text:p text:style-name="P6"><text:tab/>Complemento de idiomas: 50 €</text:p>
      <text:p text:style-name="P6"><text:tab/>Incentivo de productividad, por comisiones devengadas durante enero: 180 €</text:p>
      <text:p text:style-name="P7">Percibe 2 pagas extras al año, por un importe equivalente al salario más antigüedad de 1 mes. <text:span text:style-name="T1">Las pagas extras las cobra en junio y en diciembre.</text:span></text:p>
      <text:p text:style-name="P10">El porcentaje del IRPF es un 15%.</text:p>
      <text:p text:style-name="P10">El porcentaje de cotización por AT y EP es un 1%.</text:p>
      <text:p text:style-name="P6">Realiza la nómina del mes correspondiente en los siguientes supuestos:</text:p>
      <text:list xml:id="list4159260502" text:style-name="L1">
        <text:list-item>
          <text:p text:style-name="P14">Nómina del mes de enero.</text:p>
        </text:list-item>
        <text:list-item>
          <text:p text:style-name="P14">Nómina del mes de junio, suponiendo unas comisiones de 205 €</text:p>
        </text:list-item>
        <text:list-item>
          <text:p text:style-name="P14">Nómina del mes de enero, en el caso de que cobrara las 2 pagas extraordinarias prorrateadas a lo largo de los 12 meses.</text:p>
        </text:list-item>
      </text:list>
      <text:p text:style-name="P6"/>
      <text:p text:style-name="P3"><text:soft-page-break/></text:p>
      <text:p text:style-name="P3"/>
      <text:p text:style-name="P3"/>
      <text:p text:style-name="P2">NÓMINA 3</text:p>
      <text:p text:style-name="P6"/>
      <text:p text:style-name="P6">Liquidar la nómina correspondiente al mes de abril de Isabel Pérez López, del grupo profesional 8, con un contrato temporal, con las siguientes percepciones y su correspondiente valoración en euros al mes:</text:p>
      <text:p text:style-name="P6"><text:tab/>Salario base: 32€ día</text:p>
      <text:p text:style-name="P6"><text:tab/>Plus de convenio: 4€ día</text:p>
      <text:p text:style-name="P6"><text:tab/>Plus de distancia: 2€ día</text:p>
      <text:p text:style-name="P6"><text:tab/>Horas extras voluntarias: 80,88</text:p>
      <text:p text:style-name="P6"><text:tab/>Dietas <text:span text:style-name="T2">en el mes d abril </text:span>por manutención con pernocta en España: 200,16</text:p>
      <text:p text:style-name="P7">2 pagas extras al año de salario base cada una, en julio y en diciembre.</text:p>
      <text:p text:style-name="P7">Retención del IRPF del 15%</text:p>
      <text:p text:style-name="P6"><text:tab/>Porcentaje de cotización por AT y EP del 2%.</text:p>
      <text:p text:style-name="P3"/>
      <text:p text:style-name="P3"/>
      <text:p text:style-name="P2">NÓMINA 4</text:p>
      <text:p text:style-name="P12"/>
      <text:p text:style-name="P6">Confecciona la nómina de junio de María Calvo, grupo profesional 3, con un contrato ordinario indefinido:</text:p>
      <text:p text:style-name="P12"/>
      <text:p text:style-name="P6"><text:tab/>- Salario base: 1323,80 €/mes.</text:p>
      <text:p text:style-name="P6"><text:tab/>- Idiomas: 60,10 €/mes.</text:p>
      <text:p text:style-name="P6"><text:tab/>- Dietas por una comida de negocios: 80 €.</text:p>
      <text:p text:style-name="P6"><text:tab/>- Dietas de estancia de una noche de hotel, con importe <text:s/>justificado: 100 €.</text:p>
      <text:p text:style-name="P8"><text:tab/>- Cuatro pagas extraordinarias al año del mismo importe que el salario base, pagaderas en febrero, junio, septiembre y diciembre.</text:p>
      <text:p text:style-name="P6"><text:tab/>- IRPF: 17%</text:p>
      <text:p text:style-name="P6"><text:tab/>- Porcentaje de cotización por AT y EP del 1,50 %.</text:p>
      <text:p text:style-name="P6"/>
      <text:p text:style-name="P6"/>
      <text:p text:style-name="P3"/>
      <text:p text:style-name="P3"/>
      <text:p text:style-name="P3"><text:soft-page-break/></text:p>
      <text:p text:style-name="P3"/>
      <text:p text:style-name="P3"/>
      <text:p text:style-name="P2">NÓMINA 5</text:p>
      <text:p text:style-name="P6">Realiza el recibo de salarios del mes de abril de 2011 de Carolina Gil Sánchez, titulada universitaria (grupo 1) con contrato eventual por circunstancias de la producción a tiempo parcial.</text:p>
      <text:p text:style-name="P6">Las retribuciones correspondientes son:</text:p>
      <table:table table:name="Táboa18" table:style-name="Táboa18">
        <table:table-column table:style-name="Táboa18.A"/>
        <table:table-column table:style-name="Táboa18.B"/>
        <table:table-row table:style-name="TableLine2232768614304">
          <table:table-cell table:style-name="Táboa18.A1" office:value-type="string">
            <text:p text:style-name="P11">Salario base</text:p>
          </table:table-cell>
          <table:table-cell table:style-name="Táboa18.A1" office:value-type="string">
            <text:p text:style-name="P11">975,10</text:p>
          </table:table-cell>
        </table:table-row>
        <table:table-row table:style-name="TableLine2232768612400">
          <table:table-cell table:style-name="Táboa18.A1" office:value-type="string">
            <text:p text:style-name="P11">Antigüedad</text:p>
          </table:table-cell>
          <table:table-cell table:style-name="Táboa18.A1" office:value-type="string">
            <text:p text:style-name="P11">50,20</text:p>
          </table:table-cell>
        </table:table-row>
        <table:table-row table:style-name="TableLine2232768622192">
          <table:table-cell table:style-name="Táboa18.A1" office:value-type="string">
            <text:p text:style-name="P11">Plus de transporte</text:p>
          </table:table-cell>
          <table:table-cell table:style-name="Táboa18.A1" office:value-type="string">
            <text:p text:style-name="P11">110,00</text:p>
          </table:table-cell>
        </table:table-row>
        <table:table-row table:style-name="TableLine2232768617840">
          <table:table-cell table:style-name="Táboa18.A1" office:value-type="string">
            <text:p text:style-name="P11">Horas extra fuerza mayor</text:p>
          </table:table-cell>
          <table:table-cell table:style-name="Táboa18.A1" office:value-type="string">
            <text:p text:style-name="P11">80</text:p>
          </table:table-cell>
        </table:table-row>
        <table:table-row table:style-name="TableLine2232768613760">
          <table:table-cell table:style-name="Táboa18.A1" office:value-type="string">
            <text:p text:style-name="P11">Horas extra no estructurales</text:p>
          </table:table-cell>
          <table:table-cell table:style-name="Táboa18.A1" office:value-type="string">
            <text:p text:style-name="P11">100</text:p>
          </table:table-cell>
        </table:table-row>
        <table:table-row table:style-name="TableLine2232768615664">
          <table:table-cell table:style-name="Táboa18.A1" table:number-columns-spanned="2" office:value-type="string">
            <text:p text:style-name="P11">Recibe dos pagas extras al año, de importe igual al salario base más antigüedad, que cobra prorrateadas todos los meses.</text:p>
          </table:table-cell>
          <table:covered-table-cell/>
        </table:table-row>
        <table:table-row table:style-name="TableLine2232768614032">
          <table:table-cell table:style-name="Táboa18.A1" office:value-type="string">
            <text:p text:style-name="P11">Retención del IRPF</text:p>
          </table:table-cell>
          <table:table-cell table:style-name="Táboa18.A1" office:value-type="string">
            <text:p text:style-name="P11">12%</text:p>
          </table:table-cell>
        </table:table-row>
        <table:table-row table:style-name="TableLine2232768617024">
          <table:table-cell table:style-name="Táboa18.A1" office:value-type="string">
            <text:p text:style-name="P6">Porcentaje de cotización por AT y EP </text:p>
          </table:table-cell>
          <table:table-cell table:style-name="Táboa18.A1" office:value-type="string">
            <text:p text:style-name="P11">2,50%</text:p>
          </table:table-cell>
        </table:table-row>
      </table:table>
      <text:p text:style-name="P3"/>
      <text:p text:style-name="P1">NÓMINA 6</text:p>
      <text:p text:style-name="P4">Realiza el recibo de salarios del mes de diciembre de 2018 de Pedro Coll García, titulado universitario (grupo 1) con contrato eventual por circunstancias de la producción a tiempo parcial.</text:p>
      <text:p text:style-name="P4">Las retribuciones correspondientes son:</text:p>
      <text:p text:style-name="P5">-          Salario base: <text:span text:style-name="T2">1150</text:span>,10</text:p>
      <text:p text:style-name="P5">-          Antigüedad: <text:span text:style-name="T2">70</text:span>,<text:span text:style-name="T2">5</text:span>0</text:p>
      <text:p text:style-name="P5">-          Plus idioma: 70,10</text:p>
      <text:p text:style-name="P5">-          Incentivos: 105,2<text:span text:style-name="T2">5</text:span></text:p>
      <text:p text:style-name="P5">-          Dietas por pernocta: 150</text:p>
      <text:p text:style-name="P5">-          Dietas por una comida de negocios: 125</text:p>
      <text:p text:style-name="P5">-          Quebranto de moneda: 225</text:p>
      <text:p text:style-name="P5">-          Recibe dos pagas extras (Jul. y Dic.) al año de importe igual al salario base más antigüedad, <text:span text:style-name="T2">en julio y en diciembre</text:span></text:p>
      <text:p text:style-name="P9">-          Retención del IRPF: 12%</text:p>
      <text:p text:style-name="P9">- <text:tab/>Porcentaje de cotización por AT y EP del 1,75 %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ahoma1" svg:font-family="Tahoma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W_5f_CharLFO34LVL1" style:display-name="WW_CharLFO34LVL1" style:family="text">
      <style:text-properties style:font-name="Symbol" fo:font-family="Symbol" style:font-family-generic="roman" style:font-pitch="variable" style:font-charset="x-symbol"/>
    </style:style>
    <style:style style:name="WW_5f_CharLFO34LVL2" style:display-name="WW_CharLFO3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4LVL3" style:display-name="WW_CharLFO34LVL3" style:family="text">
      <style:text-properties style:font-name="Wingdings" fo:font-family="Wingdings" style:font-family-generic="system" style:font-pitch="variable" style:font-charset="x-symbol"/>
    </style:style>
    <style:style style:name="WW_5f_CharLFO34LVL4" style:display-name="WW_CharLFO34LVL4" style:family="text">
      <style:text-properties style:font-name="Symbol" fo:font-family="Symbol" style:font-family-generic="roman" style:font-pitch="variable" style:font-charset="x-symbol"/>
    </style:style>
    <style:style style:name="WW_5f_CharLFO34LVL5" style:display-name="WW_CharLFO3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4LVL6" style:display-name="WW_CharLFO34LVL6" style:family="text">
      <style:text-properties style:font-name="Wingdings" fo:font-family="Wingdings" style:font-family-generic="system" style:font-pitch="variable" style:font-charset="x-symbol"/>
    </style:style>
    <style:style style:name="WW_5f_CharLFO34LVL7" style:display-name="WW_CharLFO34LVL7" style:family="text">
      <style:text-properties style:font-name="Symbol" fo:font-family="Symbol" style:font-family-generic="roman" style:font-pitch="variable" style:font-charset="x-symbol"/>
    </style:style>
    <style:style style:name="WW_5f_CharLFO34LVL8" style:display-name="WW_CharLFO3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4LVL9" style:display-name="WW_CharLFO34LVL9" style:family="text">
      <style:text-properties style:font-name="Wingdings" fo:font-family="Wingdings" style:font-family-generic="system" style:font-pitch="variable" style:font-charset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02.64</meta:creation-date>
    <meta:editing-duration>PT36M4S</meta:editing-duration>
    <meta:editing-cycles>6</meta:editing-cycles>
    <meta:generator>LibreOffice/7.2.0.4$Windows_X86_64 LibreOffice_project/9a9c6381e3f7a62afc1329bd359cc48accb6435b</meta:generator>
    <dc:date>2022-03-15T12:18:28.617000000</dc:date>
    <meta:document-statistic meta:table-count="1" meta:image-count="0" meta:object-count="0" meta:page-count="3" meta:paragraph-count="72" meta:word-count="585" meta:character-count="3432" meta:non-whitespace-character-count="2821"/>
    <meta:user-defined meta:name="Info 1"/>
    <meta:user-defined meta:name="Info 2"/>
    <meta:user-defined meta:name="Info 3"/>
    <meta:user-defined meta:name="Info 4"/>
  </office:meta>
</office:document-meta>
</file>